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41"/>
    <style:style style:name="ce4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17.553cm" svg:y="0.472cm">
            <draw:object draw:notify-on-update-of-ranges="Hoja1.B2:Hoja1.B2 Hoja1.B3:Hoja1.B12 Hoja1.C2:Hoja1.C2 Hoja1.C3:Hoja1.C12 Hoja1.D2:Hoja1.D2 Hoja1.D3:Hoja1.D12 Hoja1.E2:Hoja1.E2 Hoja1.E3:Hoja1.E12 Hoja1.F2:Hoja1.F2 Hoja1.F3:Hoja1.F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4"/>
        <table:table-row table:style-name="ro1">
          <table:table-cell office:value-type="string" calcext:value-type="string">
            <text:p>Host:</text:p>
          </table:table-cell>
          <table:table-cell table:style-name="ce1" office:value-type="string" calcext:value-type="string" table:number-columns-spanned="6" table:number-rows-spanned="1">
            <text:p>alfa fijo</text:p>
          </table:table-cell>
          <table:covered-table-cell table:number-columns-repeated="5"/>
          <table:table-cell table:number-columns-repeated="2"/>
          <table:table-cell table:style-name="ce3"/>
          <table:table-cell table:style-name="Default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lfa 0</text:p>
          </table:table-cell>
          <table:table-cell office:value-type="string" calcext:value-type="string">
            <text:p>Alfa 0.2</text:p>
          </table:table-cell>
          <table:table-cell office:value-type="string" calcext:value-type="string">
            <text:p>Alfa 0.4</text:p>
          </table:table-cell>
          <table:table-cell office:value-type="string" calcext:value-type="string">
            <text:p>Alfa 0.6</text:p>
          </table:table-cell>
          <table:table-cell office:value-type="string" calcext:value-type="string">
            <text:p>Alfa 0.8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1.72201157" calcext:value-type="float">
            <text:p>1841,72201157</text:p>
          </table:table-cell>
          <table:table-cell office:value-type="float" office:value="1473.37760925" calcext:value-type="float">
            <text:p>1473,37760925</text:p>
          </table:table-cell>
          <table:table-cell office:value-type="float" office:value="1105.03320694" calcext:value-type="float">
            <text:p>1105,03320694</text:p>
          </table:table-cell>
          <table:table-cell office:value-type="float" office:value="736.688804626" calcext:value-type="float">
            <text:p>736,688804626</text:p>
          </table:table-cell>
          <table:table-cell office:value-type="float" office:value="368.344402313" calcext:value-type="float">
            <text:p>368,344402313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3.94388199" calcext:value-type="float">
            <text:p>1043,94388199</text:p>
          </table:table-cell>
          <table:table-cell office:value-type="float" office:value="1129.83062744" calcext:value-type="float">
            <text:p>1129,83062744</text:p>
          </table:table-cell>
          <table:table-cell office:value-type="float" office:value="1068.37961197" calcext:value-type="float">
            <text:p>1068,37961197</text:p>
          </table:table-cell>
          <table:table-cell office:value-type="float" office:value="859.590835571" calcext:value-type="float">
            <text:p>859,590835571</text:p>
          </table:table-cell>
          <table:table-cell office:value-type="float" office:value="503.464298248" calcext:value-type="float">
            <text:p>503,464298248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43.91908646" calcext:value-type="float">
            <text:p>1043,91908646</text:p>
          </table:table-cell>
          <table:table-cell office:value-type="float" office:value="1061.10139465" calcext:value-type="float">
            <text:p>1061,10139465</text:p>
          </table:table-cell>
          <table:table-cell office:value-type="float" office:value="1053.70329666" calcext:value-type="float">
            <text:p>1053,70329666</text:p>
          </table:table-cell>
          <table:table-cell office:value-type="float" office:value="933.322135925" calcext:value-type="float">
            <text:p>933,322135925</text:p>
          </table:table-cell>
          <table:table-cell office:value-type="float" office:value="611.55525589" calcext:value-type="float">
            <text:p>611,55525589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8.01011086" calcext:value-type="float">
            <text:p>1048,01011086</text:p>
          </table:table-cell>
          <table:table-cell office:value-type="float" office:value="1050.62836761" calcext:value-type="float">
            <text:p>1050,62836761</text:p>
          </table:table-cell>
          <table:table-cell office:value-type="float" office:value="1050.28738518" calcext:value-type="float">
            <text:p>1050,28738518</text:p>
          </table:table-cell>
          <table:table-cell office:value-type="float" office:value="979.197325897" calcext:value-type="float">
            <text:p>979,197325897</text:p>
          </table:table-cell>
          <table:table-cell office:value-type="float" office:value="698.846226883" calcext:value-type="float">
            <text:p>698,846226883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1.93781853" calcext:value-type="float">
            <text:p>1051,93781853</text:p>
          </table:table-cell>
          <table:table-cell office:value-type="float" office:value="1051.67592834" calcext:value-type="float">
            <text:p>1051,67592834</text:p>
          </table:table-cell>
          <table:table-cell office:value-type="float" office:value="1051.27764519" calcext:value-type="float">
            <text:p>1051,27764519</text:p>
          </table:table-cell>
          <table:table-cell office:value-type="float" office:value="1008.29352295" calcext:value-type="float">
            <text:p>1008,29352295</text:p>
          </table:table-cell>
          <table:table-cell office:value-type="float" office:value="769.464545212" calcext:value-type="float">
            <text:p>769,464545212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9.95800018" calcext:value-type="float">
            <text:p>1039,95800018</text:p>
          </table:table-cell>
          <table:table-cell office:value-type="float" office:value="1042.30158582" calcext:value-type="float">
            <text:p>1042,30158582</text:p>
          </table:table-cell>
          <table:table-cell office:value-type="float" office:value="1044.48585818" calcext:value-type="float">
            <text:p>1044,48585818</text:p>
          </table:table-cell>
          <table:table-cell office:value-type="float" office:value="1020.95931384" calcext:value-type="float">
            <text:p>1020,95931384</text:p>
          </table:table-cell>
          <table:table-cell office:value-type="float" office:value="823.563236206" calcext:value-type="float">
            <text:p>823,563236206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40.0249958" calcext:value-type="float">
            <text:p>1040,0249958</text:p>
          </table:table-cell>
          <table:table-cell office:value-type="float" office:value="1040.48031381" calcext:value-type="float">
            <text:p>1040,48031381</text:p>
          </table:table-cell>
          <table:table-cell office:value-type="float" office:value="1041.80934076" calcext:value-type="float">
            <text:p>1041,80934076</text:p>
          </table:table-cell>
          <table:table-cell office:value-type="float" office:value="1028.58558663" calcext:value-type="float">
            <text:p>1028,58558663</text:p>
          </table:table-cell>
          <table:table-cell office:value-type="float" office:value="866.855588126" calcext:value-type="float">
            <text:p>866,855588126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2.10781097" calcext:value-type="float">
            <text:p>1052,10781097</text:p>
          </table:table-cell>
          <table:table-cell office:value-type="float" office:value="1049.78231154" calcext:value-type="float">
            <text:p>1049,78231154</text:p>
          </table:table-cell>
          <table:table-cell office:value-type="float" office:value="1047.98842289" calcext:value-type="float">
            <text:p>1047,98842289</text:p>
          </table:table-cell>
          <table:table-cell office:value-type="float" office:value="1037.99447637" calcext:value-type="float">
            <text:p>1037,99447637</text:p>
          </table:table-cell>
          <table:table-cell office:value-type="float" office:value="903.906032695" calcext:value-type="float">
            <text:p>903,906032695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31.87203407" calcext:value-type="float">
            <text:p>1031,87203407</text:p>
          </table:table-cell>
          <table:table-cell office:value-type="float" office:value="1035.45408957" calcext:value-type="float">
            <text:p>1035,45408957</text:p>
          </table:table-cell>
          <table:table-cell office:value-type="float" office:value="1038.3185896" calcext:value-type="float">
            <text:p>1038,3185896</text:p>
          </table:table-cell>
          <table:table-cell office:value-type="float" office:value="1035.54549945" calcext:value-type="float">
            <text:p>1035,54549945</text:p>
          </table:table-cell>
          <table:table-cell office:value-type="float" office:value="929.499232971" calcext:value-type="float">
            <text:p>929,499232971</text:p>
          </table:table-cell>
          <table:table-cell table:number-columns-repeated="3"/>
          <table:table-cell table:style-name="ce3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0.06791115" calcext:value-type="float">
            <text:p>1040,06791115</text:p>
          </table:table-cell>
          <table:table-cell office:value-type="float" office:value="1039.14514683" calcext:value-type="float">
            <text:p>1039,14514683</text:p>
          </table:table-cell>
          <table:table-cell office:value-type="float" office:value="1039.36818253" calcext:value-type="float">
            <text:p>1039,36818253</text:p>
          </table:table-cell>
          <table:table-cell office:value-type="float" office:value="1037.35446413" calcext:value-type="float">
            <text:p>1037,35446413</text:p>
          </table:table-cell>
          <table:table-cell office:value-type="float" office:value="951.612968606" calcext:value-type="float">
            <text:p>951,612968606</text:p>
          </table:table-cell>
          <table:table-cell table:number-columns-repeated="3"/>
          <table:table-cell table:style-name="ce3" table:number-columns-repeated="2"/>
        </table:table-row>
        <table:table-row table:style-name="ro1" table:number-rows-repeated="2">
          <table:table-cell table:number-columns-repeated="9"/>
          <table:table-cell table:style-name="ce3" table:number-columns-repeated="2"/>
        </table:table-row>
        <table:table-row table:style-name="ro1">
          <table:table-cell table:number-columns-repeated="5"/>
          <table:table-cell table:style-name="ce2"/>
          <table:table-cell table:number-columns-repeated="3"/>
          <table:table-cell table:style-name="ce3" table:number-columns-repeated="2"/>
        </table:table-row>
        <table:table-row table:style-name="ro1" table:number-rows-repeated="7">
          <table:table-cell table:number-columns-repeated="9"/>
          <table:table-cell table:style-name="ce3" table:number-columns-repeated="2"/>
        </table:table-row>
        <table:table-row table:style-name="ro1">
          <table:table-cell table:number-columns-repeated="8"/>
          <table:table-cell table:style-name="ce2"/>
          <table:table-cell table:style-name="ce3" table:number-columns-repeated="2"/>
        </table:table-row>
        <table:table-row table:style-name="ro1">
          <table:table-cell table:number-columns-repeated="9"/>
          <table:table-cell table:style-name="ce3" table:number-columns-repeated="2"/>
        </table:table-row>
        <table:table-row table:style-name="ro1">
          <table:table-cell table:number-columns-repeated="9"/>
          <table:table-cell table:style-name="ce3"/>
          <table:table-cell/>
        </table:table-row>
        <table:table-row table:style-name="ro1">
          <table:table-cell office:value-type="string" calcext:value-type="string">
            <text:p>Host:</text:p>
          </table:table-cell>
          <table:table-cell table:style-name="ce1" office:value-type="string" calcext:value-type="string" table:number-columns-spanned="6" table:number-rows-spanned="1">
            <text:p>alfa fijo</text:p>
          </table:table-cell>
          <table:covered-table-cell table:number-columns-repeated="5"/>
          <table:table-cell table:number-columns-repeated="4"/>
        </table:table-row>
        <table:table-row table:style-name="ro1" table:number-rows-repeated="54">
          <table:table-cell table:number-columns-repeated="11"/>
        </table:table-row>
        <table:table-row table:style-name="ro1">
          <table:table-cell table:number-columns-repeated="10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 style:data-style-name="N2" text:time-value="17:24:22.4352021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6:04:34.972061467</meta:creation-date>
    <dc:date>2015-07-01T19:05:43.523444046</dc:date>
    <meta:editing-duration>PT36M9S</meta:editing-duration>
    <meta:editing-cycles>8</meta:editing-cycles>
    <meta:generator>LibreOffice/4.2.8.2$Linux_X86_64 LibreOffice_project/420m0$Build-2</meta:generator>
    <meta:document-statistic meta:table-count="1" meta:cell-count="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85cm" svg:y="0.316cm" chart:style-name="ch2">
          <text:p>Estimación del RTT</text:p>
        </chart:title>
        <chart:subtitle svg:x="7.308cm" svg:y="1.301cm" chart:style-name="ch3">
          <text:p>Alfa fijo</text:p>
        </chart:subtitle>
        <chart:legend chart:legend-position="end" svg:x="13.465cm" svg:y="3.205cm" style:legend-expansion="high" chart:style-name="ch4"/>
        <chart:plot-area chart:style-name="ch5" table:cell-range-address="Hoja1.B2:Hoja1.F12" chart:data-source-has-labels="row" svg:x="1.331cm" svg:y="2.19cm" svg:width="11.814cm" svg:height="5.649cm">
          <chartooo:coordinate-region svg:x="2.323cm" svg:y="2.389cm" svg:width="10.636cm" svg:height="4.803cm"/>
          <chart:axis chart:dimension="x" chart:name="primary-x" chart:style-name="ch6">
            <chart:title svg:x="5.104cm" svg:y="8.019cm" chart:style-name="ch7">
              <text:p>Cantidad paquetes enviados</text:p>
            </chart:title>
          </chart:axis>
          <chart:axis chart:dimension="y" chart:name="primary-y" chart:style-name="ch6">
            <chart:title svg:x="0.451cm" svg:y="6.077cm" chart:style-name="ch8">
              <text:p>EstimatedRTT</text:p>
            </chart:title>
            <chart:grid chart:style-name="ch9" chart:class="major"/>
          </chart:axis>
          <chart:series chart:style-name="ch10" chart:values-cell-range-address="Hoja1.B3:Hoja1.B12" chart:label-cell-address="Hoja1.B2:Hoja1.B2" chart:class="chart:line">
            <chart:data-point chart:repeated="10"/>
          </chart:series>
          <chart:series chart:style-name="ch11" chart:values-cell-range-address="Hoja1.C3:Hoja1.C12" chart:label-cell-address="Hoja1.C2:Hoja1.C2" chart:class="chart:line">
            <chart:data-point chart:repeated="10"/>
          </chart:series>
          <chart:series chart:style-name="ch12" chart:values-cell-range-address="Hoja1.D3:Hoja1.D12" chart:label-cell-address="Hoja1.D2:Hoja1.D2" chart:class="chart:line">
            <chart:data-point chart:repeated="10"/>
          </chart:series>
          <chart:series chart:style-name="ch13" chart:values-cell-range-address="Hoja1.E3:Hoja1.E12" chart:label-cell-address="Hoja1.E2:Hoja1.E2" chart:class="chart:line">
            <chart:data-point chart:repeated="10"/>
          </chart:series>
          <chart:series chart:style-name="ch14" chart:values-cell-range-address="Hoja1.F3:Hoja1.F12" chart:label-cell-address="Hoja1.F2:Hoja1.F2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fa 0</text:p>
                <draw:g>
                  <svg:desc>Hoja1.B2:Hoja1.B2</svg:desc>
                </draw:g>
              </table:table-cell>
              <table:table-cell office:value-type="string">
                <text:p>Alfa 0.2</text:p>
                <draw:g>
                  <svg:desc>Hoja1.C2:Hoja1.C2</svg:desc>
                </draw:g>
              </table:table-cell>
              <table:table-cell office:value-type="string">
                <text:p>Alfa 0.4</text:p>
                <draw:g>
                  <svg:desc>Hoja1.D2:Hoja1.D2</svg:desc>
                </draw:g>
              </table:table-cell>
              <table:table-cell office:value-type="string">
                <text:p>Alfa 0.6</text:p>
                <draw:g>
                  <svg:desc>Hoja1.E2:Hoja1.E2</svg:desc>
                </draw:g>
              </table:table-cell>
              <table:table-cell office:value-type="string">
                <text:p>Alfa 0.8</text:p>
                <draw:g>
                  <svg:desc>Hoja1.F2:Hoja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41.72201157">
                <text:p>1841.72201157</text:p>
                <draw:g>
                  <svg:desc>Hoja1.B3:Hoja1.B12</svg:desc>
                </draw:g>
              </table:table-cell>
              <table:table-cell office:value-type="float" office:value="1473.37760925">
                <text:p>1473.37760925</text:p>
                <draw:g>
                  <svg:desc>Hoja1.C3:Hoja1.C12</svg:desc>
                </draw:g>
              </table:table-cell>
              <table:table-cell office:value-type="float" office:value="1105.03320694">
                <text:p>1105.03320694</text:p>
                <draw:g>
                  <svg:desc>Hoja1.D3:Hoja1.D12</svg:desc>
                </draw:g>
              </table:table-cell>
              <table:table-cell office:value-type="float" office:value="736.688804626">
                <text:p>736.688804626</text:p>
                <draw:g>
                  <svg:desc>Hoja1.E3:Hoja1.E12</svg:desc>
                </draw:g>
              </table:table-cell>
              <table:table-cell office:value-type="float" office:value="368.344402313">
                <text:p>368.344402313</text:p>
                <draw:g>
                  <svg:desc>Hoja1.F3:Hoja1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3.94388199">
                <text:p>1043.94388199</text:p>
              </table:table-cell>
              <table:table-cell office:value-type="float" office:value="1129.83062744">
                <text:p>1129.83062744</text:p>
              </table:table-cell>
              <table:table-cell office:value-type="float" office:value="1068.37961197">
                <text:p>1068.37961197</text:p>
              </table:table-cell>
              <table:table-cell office:value-type="float" office:value="859.590835571">
                <text:p>859.590835571</text:p>
              </table:table-cell>
              <table:table-cell office:value-type="float" office:value="503.464298248">
                <text:p>503.4642982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3.91908646">
                <text:p>1043.91908646</text:p>
              </table:table-cell>
              <table:table-cell office:value-type="float" office:value="1061.10139465">
                <text:p>1061.10139465</text:p>
              </table:table-cell>
              <table:table-cell office:value-type="float" office:value="1053.70329666">
                <text:p>1053.70329666</text:p>
              </table:table-cell>
              <table:table-cell office:value-type="float" office:value="933.322135925">
                <text:p>933.322135925</text:p>
              </table:table-cell>
              <table:table-cell office:value-type="float" office:value="611.55525589">
                <text:p>611.555255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8.01011086">
                <text:p>1048.01011086</text:p>
              </table:table-cell>
              <table:table-cell office:value-type="float" office:value="1050.62836761">
                <text:p>1050.62836761</text:p>
              </table:table-cell>
              <table:table-cell office:value-type="float" office:value="1050.28738518">
                <text:p>1050.28738518</text:p>
              </table:table-cell>
              <table:table-cell office:value-type="float" office:value="979.197325897">
                <text:p>979.197325897</text:p>
              </table:table-cell>
              <table:table-cell office:value-type="float" office:value="698.846226883">
                <text:p>698.8462268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1.93781853">
                <text:p>1051.93781853</text:p>
              </table:table-cell>
              <table:table-cell office:value-type="float" office:value="1051.67592834">
                <text:p>1051.67592834</text:p>
              </table:table-cell>
              <table:table-cell office:value-type="float" office:value="1051.27764519">
                <text:p>1051.27764519</text:p>
              </table:table-cell>
              <table:table-cell office:value-type="float" office:value="1008.29352295">
                <text:p>1008.29352295</text:p>
              </table:table-cell>
              <table:table-cell office:value-type="float" office:value="769.464545212">
                <text:p>769.464545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9.95800018">
                <text:p>1039.95800018</text:p>
              </table:table-cell>
              <table:table-cell office:value-type="float" office:value="1042.30158582">
                <text:p>1042.30158582</text:p>
              </table:table-cell>
              <table:table-cell office:value-type="float" office:value="1044.48585818">
                <text:p>1044.48585818</text:p>
              </table:table-cell>
              <table:table-cell office:value-type="float" office:value="1020.95931384">
                <text:p>1020.95931384</text:p>
              </table:table-cell>
              <table:table-cell office:value-type="float" office:value="823.563236206">
                <text:p>823.563236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0.0249958">
                <text:p>1040.0249958</text:p>
              </table:table-cell>
              <table:table-cell office:value-type="float" office:value="1040.48031381">
                <text:p>1040.48031381</text:p>
              </table:table-cell>
              <table:table-cell office:value-type="float" office:value="1041.80934076">
                <text:p>1041.80934076</text:p>
              </table:table-cell>
              <table:table-cell office:value-type="float" office:value="1028.58558663">
                <text:p>1028.58558663</text:p>
              </table:table-cell>
              <table:table-cell office:value-type="float" office:value="866.855588126">
                <text:p>866.8555881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2.10781097">
                <text:p>1052.10781097</text:p>
              </table:table-cell>
              <table:table-cell office:value-type="float" office:value="1049.78231154">
                <text:p>1049.78231154</text:p>
              </table:table-cell>
              <table:table-cell office:value-type="float" office:value="1047.98842289">
                <text:p>1047.98842289</text:p>
              </table:table-cell>
              <table:table-cell office:value-type="float" office:value="1037.99447637">
                <text:p>1037.99447637</text:p>
              </table:table-cell>
              <table:table-cell office:value-type="float" office:value="903.906032695">
                <text:p>903.9060326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1.87203407">
                <text:p>1031.87203407</text:p>
              </table:table-cell>
              <table:table-cell office:value-type="float" office:value="1035.45408957">
                <text:p>1035.45408957</text:p>
              </table:table-cell>
              <table:table-cell office:value-type="float" office:value="1038.3185896">
                <text:p>1038.3185896</text:p>
              </table:table-cell>
              <table:table-cell office:value-type="float" office:value="1035.54549945">
                <text:p>1035.54549945</text:p>
              </table:table-cell>
              <table:table-cell office:value-type="float" office:value="929.499232971">
                <text:p>929.499232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0.06791115">
                <text:p>1040.06791115</text:p>
              </table:table-cell>
              <table:table-cell office:value-type="float" office:value="1039.14514683">
                <text:p>1039.14514683</text:p>
              </table:table-cell>
              <table:table-cell office:value-type="float" office:value="1039.36818253">
                <text:p>1039.36818253</text:p>
              </table:table-cell>
              <table:table-cell office:value-type="float" office:value="1037.35446413">
                <text:p>1037.35446413</text:p>
              </table:table-cell>
              <table:table-cell office:value-type="float" office:value="951.612968606">
                <text:p>951.6129686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